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Verdana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saufgabe Lokalisierung:</text:p>
      <text:p text:style-name="P1"><text:line-break/><text:line-break/><text:span text:style-name="T2">Auf den Seiten 359 - 371 <text:s/>finden Sie die prüfungsrelevanten Befehle und Tabellen. <text:s/><text:line-break/><text:line-break/><text:line-break/>Probieren Sie die im Buch genannten Befehle aus. <text:line-break/><text:line-break/><text:line-break/>Lassen Sie sich mit dem Befehl timedatectl alle Zeitzonen anzeigen<text:line-break/><text:line-break/><text:line-break/><text:line-break/>Stellen Sie die Zeitzone 1x mit dem Befehl tzselect auf einen anderen Ort und anschließend wieder zurück auf Berlin</text:span></text:p>
      <text:p text:style-name="P2"><text:span text:style-name="T1"><text:line-break/></text:span><text:span text:style-name="T1"><text:line-break/></text:span></text:p>
      <text:p text:style-name="P1"><text:span text:style-name="T2">Machen Sie das gleiche mit dem Befehl timedatectl<text:line-break/><text:line-break/></text:span><text:span text:style-name="T2"><text:line-break/><text:line-break/>Machen Sie das gleiche mit dem frontend dpkg-reconfigure tzdata<text:line-break/><text:line-break/></text:span><text:span text:style-name="T2"><text:line-break/><text:line-break/>Kontrollieren Sie das Ergebnis unter /etc/timezones<text:line-break/><text:line-break/><text:line-break/></text:span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29T08:06:17.68</meta:creation-date>
    <dc:date>2019-09-13T12:20:11.93</dc:date>
    <meta:editing-duration>PT12H2M6S</meta:editing-duration>
    <meta:editing-cycles>11</meta:editing-cycles>
    <meta:generator>OpenOffice/4.1.6$Win32 OpenOffice.org_project/416m1$Build-9790</meta:generator>
    <meta:print-date>2019-09-13T08:20:18.60</meta:print-date>
    <meta:document-statistic meta:table-count="0" meta:image-count="0" meta:object-count="0" meta:page-count="1" meta:paragraph-count="4" meta:word-count="75" meta:character-count="530"/>
  </office:meta>
</office:document-meta>
</file>